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498cm" style:rel-column-width="32760*"/>
    </style:style>
    <style:style style:name="表29.B" style:family="table-column">
      <style:table-column-properties style:column-width="8.502cm" style:rel-column-width="32775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2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13" style:family="paragraph" style:parent-style-name="Standard">
      <style:text-properties style:font-name="Arial" fo:font-size="16pt" fo:font-weight="normal" fo:background-color="#ffff00" style:font-name-asian="Arial" style:font-size-asian="16pt" style:language-asian="ja" style:country-asian="JP" style:font-weight-asian="normal" style:font-name-complex="Arial" style:font-size-complex="16pt" style:font-weight-complex="normal"/>
    </style:style>
    <style:style style:name="P14" style:family="paragraph" style:parent-style-name="Standard">
      <style:text-properties style:font-name="Arial" style:font-name-asian="Arial" style:font-name-complex="Arial"/>
    </style:style>
    <style:style style:name="P15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16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17" style:family="paragraph" style:parent-style-name="Text_20_body">
      <style:text-properties style:font-name="Arial" style:font-name-asian="Arial" style:font-name-complex="Arial"/>
    </style:style>
    <style:style style:name="P18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19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20" style:family="paragraph" style:parent-style-name="Text_20_body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21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22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4" style:family="paragraph" style:parent-style-name="Table_20_Contents">
      <style:text-properties style:font-name="Arial" fo:font-size="14pt" style:font-name-asian="Arial" style:font-name-complex="Arial"/>
    </style:style>
    <style:style style:name="P25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26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27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28" style:family="paragraph" style:parent-style-name="Standard">
      <style:text-properties style:font-name="Arial" fo:font-size="16pt" fo:font-weight="normal" fo:background-color="#ffff00" style:font-name-asian="Arial" style:font-size-asian="16pt" style:language-asian="ja" style:country-asian="JP" style:font-weight-asian="normal" style:font-name-complex="Arial" style:font-size-complex="16pt" style:font-weight-complex="normal"/>
    </style:style>
    <style:style style:name="P29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30" style:family="paragraph" style:parent-style-name="Standard">
      <style:text-properties style:font-name="Arial" fo:font-weight="bold" style:font-name-asian="Arial" style:font-name-complex="Arial"/>
    </style:style>
    <style:style style:name="P3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32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33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34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text-position="super 58%"/>
    </style:style>
    <style:style style:name="T8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280557768" text:id="ct280557768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pan text:style-name="T5"/></text:p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21">[XXX 20200606_110454</text:p>
          </table:table-cell>
          <table:table-cell table:style-name="表29.B1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3</text:p>
            <text:p text:style-name="P15">ג <text:s/>לֹא-יַרְעִיב יְהוָה, נֶפֶשׁ צַדִּיק; <text:s text:c="3"/>וְהַוַּת רְשָׁעִים יֶהְדֹּף.<text:tab/></text:p>
          </table:table-cell>
          <table:table-cell table:style-name="表29.B2" office:value-type="string">
            <text:p text:style-name="P12"/>
            <text:p text:style-name="P12"/>
            <text:p text:style-name="P12">아니 – to allow to hunger / 여호와</text:p>
            <text:p text:style-name="P12"/>
            <text:p text:style-name="P12">영혼 / 의인[righterous ones / and woe</text:p>
            <text:p text:style-name="P12">악한 사람 / to thrust</text:p>
          </table:table-cell>
        </table:table-row>
        <table:table-row>
          <table:table-cell table:style-name="表29.A2" office:value-type="string">
            <text:p text:style-name="P15">10:4</text:p>
            <text:p text:style-name="P15">ד <text:s/>רָאשׁ--עֹשֶׂה כַף-רְמִיָּה; <text:s/></text:p>
            <text:p text:style-name="P15"><text:s text:c="2"/>וְיַד חָרוּצִים תַּעֲשִׁיר.</text:p>
          </table:table-cell>
          <table:table-cell table:style-name="表29.B2" office:value-type="string">
            <text:p text:style-name="P12"/>
            <text:p text:style-name="P12"/>
            <text:p text:style-name="P12">to be destitute – making / palm – dec<text:span text:style-name="T8">eit</text:span></text:p>
            <text:p text:style-name="P12"><text:span text:style-name="T8"/></text:p>
            <text:p text:style-name="P12"><text:span text:style-name="T8"/></text:p>
            <text:p text:style-name="P12"><text:span text:style-name="T8">and 손 / keen ones / to enrich</text:span></text:p>
          </table:table-cell>
        </table:table-row>
        <table:table-row>
          <table:table-cell table:style-name="表29.A2" office:value-type="string">
            <text:p text:style-name="P15">10:5</text:p>
            <text:p text:style-name="P15">ה <text:s/>אֹגֵר בַּקַּיִץ, בֵּן מַשְׂכִּיל; <text:s text:c="3"/>נִרְדָּם בַּקָּצִיר, בֵּן מֵבִישׁ.<text:tab/></text:p>
          </table:table-cell>
          <table:table-cell table:style-name="表29.B2" office:value-type="string">
            <text:p text:style-name="P12"/>
            <text:p text:style-name="P12"/>
            <text:p text:style-name="P12">one hoarding / in. 여름 / 아들</text:p>
            <text:p text:style-name="P12"/>
            <text:p text:style-name="P12">being intelligent / one being in stupor</text:p>
            <text:p text:style-name="P12">in. harvest / 아들 / bringing shame</text:p>
          </table:table-cell>
        </table:table-row>
        <table:table-row>
          <table:table-cell table:style-name="表29.A2" office:value-type="string">
            <text:p text:style-name="P15">10:6</text:p>
            <text:p text:style-name="P15">ו <text:s/>בְּרָכוֹת, לְרֹאשׁ צַדִּיק; <text:s text:c="3"/>וּפִי רְשָׁעִים, יְכַסֶּה חָמָס.<text:tab/></text:p>
          </table:table-cell>
          <table:table-cell table:style-name="表29.B2" office:value-type="string">
            <text:p text:style-name="P12"/>
            <text:p text:style-name="P12"/>
            <text:p text:style-name="P12">blessings[축복 / to. 머리 / 의인</text:p>
            <text:p text:style-name="P12"/>
            <text:p text:style-name="P12">and 입[mouth / 악한 사람 / to cover</text:p>
            <text:p text:style-name="P12">폭력</text:p>
          </table:table-cell>
        </table:table-row>
        <table:table-row>
          <table:table-cell table:style-name="表29.A2" office:value-type="string">
            <text:p text:style-name="P21">/] XXX 20200606_112218</text:p>
          </table:table-cell>
          <table:table-cell table:style-name="表29.B2" office:value-type="string">
            <text:p text:style-name="P16">@@@</text:p>
          </table:table-cell>
        </table:table-row>
        <table:table-row>
          <table:table-cell table:style-name="表29.A2" office:value-type="string">
            <text:p text:style-name="P21">[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7</text:p>
            <text:p text:style-name="P15"><text:soft-page-break/>ז <text:s/>זֵכֶר צַדִּיק, לִבְרָכָה; <text:s text:c="3"/>וְשֵׁם רְשָׁעִים יִרְקָב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8</text:p>
            <text:p text:style-name="P15">חֲכַם-לֵב, יִקַּח מִצְוֺת; <text:s text:c="3"/>וֶאֱוִיל שְׂפָתַיִם, יִלָּבֵט.<text:tab/> violence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9</text:p>
            <text:p text:style-name="P15">ט <text:s/>הוֹלֵךְ בַּתֹּם, יֵלֶךְ בֶּטַח; <text:s text:c="3"/>וּמְעַקֵּשׁ דְּרָכָיו, יִוָּדֵעַ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10</text:p>
            <text:p text:style-name="P15">י <text:s/>קֹרֵץ עַיִן, יִתֵּן עַצָּבֶת; <text:s text:c="3"/>וֶאֱוִיל שְׂפָתַיִם, יִלָּבֵט.<text:tab/>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11</text:p>
            <text:p text:style-name="P15">יא <text:s/>מְקוֹר חַיִּים, פִּי צַדִּיק; <text:s text:c="3"/>וּפִי רְשָׁעִים, יְכַסֶּה חָמָס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12</text:p>
            <text:p text:style-name="P15">יב <text:s/>שִׂנְאָה, תְּעֹרֵר מְדָנִים; <text:s text:c="3"/>וְעַל כָּל-פְּשָׁעִים, תְּכַסֶּה אַהֲבָה.<text:tab/></text:p>
          </table:table-cell>
          <table:table-cell table:style-name="表29.B2" office:value-type="string">
            <text:p text:style-name="P12"/>
          </table:table-cell>
        </table:table-row>
        <text:soft-page-break/>
        <table:table-row>
          <table:table-cell table:style-name="表29.A2" office:value-type="string">
            <text:p text:style-name="P15">10:13</text:p>
            <text:p text:style-name="P15">יג <text:s/>בְּשִׂפְתֵי נָבוֹן, תִּמָּצֵא חָכְמָה; <text:s text:c="3"/>וְשֵׁבֶט, לְגֵו חֲסַר-לֵב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14</text:p>
            <text:p text:style-name="P15">יד <text:s/>חֲכָמִים יִצְפְּנוּ-דָעַת; <text:s text:c="3"/>וּפִי-אֱוִיל, מְחִתָּה קְרֹבָה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15</text:p>
            <text:p text:style-name="P15">טו <text:s/>הוֹן עָשִׁיר, קִרְיַת עֻזּוֹ; <text:s text:c="3"/>מְחִתַּת דַּלִּים רֵישָׁם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1">/] XXX </text:p>
          </table:table-cell>
          <table:table-cell table:style-name="表29.B2" office:value-type="string">
            <text:p text:style-name="P12">TEMPLATE</text:p>
          </table:table-cell>
        </table:table-row>
        <table:table-row>
          <table:table-cell table:style-name="表29.A2" office:value-type="string">
            <text:p text:style-name="P21">[XXX </text:p>
          </table:table-cell>
          <table:table-cell table:style-name="表29.B2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7"/>
      <text:p text:style-name="P8">[/  XXX] </text:p>
      <text:p text:style-name="P17"/>
      <text:p text:style-name="P19"/>
      <text:p text:style-name="P18"/>
      <text:p text:style-name="P7">------------------------------------------------------------</text:p>
      <text:p text:style-name="P7">[XXX] 20200327_115755</text:p>
      <text:p text:style-name="P17"/>
      <text:p text:style-name="P9"><text:soft-page-break/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5"/>
          </table:table-cell>
          <table:table-cell table:style-name="表30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7"/>
      <text:p text:style-name="P8">[/  XXX] </text:p>
      <text:p text:style-name="P17"/>
      <text:p text:style-name="P18"/>
      <text:p text:style-name="P18"/>
      <text:p text:style-name="P18"/>
      <text:p text:style-name="P18"/>
      <text:p text:style-name="P1">------------------------------------------------------------ TEMPLATE<text:change text:change-id="ct280557768"/></text:p>
      <text:p text:style-name="P7">------------------------------------------------------------</text:p>
      <text:p text:style-name="P7">[XXX] </text:p>
      <text:p text:style-name="P17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5"/>
          </table:table-cell>
          <table:table-cell table:style-name="表49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7"/>
      <text:p text:style-name="P8">[/  XXX] </text:p>
      <text:p text:style-name="P17"/>
      <text:p text:style-name="P18"/>
      <text:p text:style-name="P18"/>
      <text:p text:style-name="P5">1. <text:span text:style-name="T6">XX:XX</text:span></text:p>
      <table:table table:name="表15" table:style-name="表15">
        <table:table-column table:style-name="表15.A"/>
        <text:soft-page-break/>
        <table:table-row>
          <table:table-cell table:style-name="表15.A1" office:value-type="string">
            <text:p text:style-name="P15"/>
          </table:table-cell>
        </table:table-row>
        <table:table-row>
          <table:table-cell table:style-name="表15.A2" office:value-type="string">
            <text:p text:style-name="P22"/>
          </table:table-cell>
        </table:table-row>
      </table:table>
      <text:p text:style-name="P5">2. <text:span text:style-name="T6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5"/>
          </table:table-cell>
        </table:table-row>
        <table:table-row>
          <table:table-cell table:style-name="表16.A2" office:value-type="string">
            <text:p text:style-name="P2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7"/>
      <text:p text:style-name="P8">[/  XXX]</text:p>
      <text:p text:style-name="P17"/>
      <text:p text:style-name="P17"/>
      <text:p text:style-name="P4"/>
      <text:p text:style-name="P18"/>
      <text:p text:style-name="P5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5"/>
          </table:table-cell>
        </table:table-row>
        <table:table-row>
          <table:table-cell table:style-name="表3.A2" office:value-type="string">
            <text:p text:style-name="P22"/>
          </table:table-cell>
        </table:table-row>
      </table:table>
      <text:p text:style-name="P5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5"/>
          </table:table-cell>
        </table:table-row>
        <table:table-row>
          <table:table-cell table:style-name="表50.A2" office:value-type="string">
            <text:p text:style-name="P2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7"/>
      <text:p text:style-name="P8">[/  XXX]</text:p>
      <text:p text:style-name="P17"/>
      <text:p text:style-name="P17"/>
      <text:p text:style-name="P17"/>
      <text:p text:style-name="P17"/>
      <text:p text:style-name="P14">/------------------------------------------------------------ /TEMPLATE</text:p>
      <text:p text:style-name="P17"/>
      <text:p text:style-name="P6"><text:soft-page-break/>--------------------------------------- [STEPS : closing] 20191009_161940</text:p>
      <text:list xml:id="list6686614915202294375" text:style-name="L2">
        <text:list-item>
          <text:p text:style-name="P33">time label ==&gt; paste</text:p>
        </text:list-item>
        <text:list-item>
          <text:p text:style-name="P33">“@@@” ==&gt; move to → at the bottom of the doc area</text:p>
        </text:list-item>
        <text:list-item>
          <text:p text:style-name="P33">DUP : template</text:p>
        </text:list-item>
        <text:list-item>
          <text:p text:style-name="P33">close</text:p>
          <text:list>
            <text:list-item>
              <text:p text:style-name="P33">web pages</text:p>
            </text:list-item>
            <text:list-item>
              <text:p text:style-name="P33">sheet file</text:p>
            </text:list-item>
            <text:list-item>
              <text:p text:style-name="P33">folders (if any)</text:p>
            </text:list-item>
            <text:list-item>
              <text:p text:style-name="P33">this</text:p>
            </text:list-item>
          </text:list>
        </text:list-item>
      </text:list>
      <text:p text:style-name="P6">/ --------------------------------------- [STEPS : closing] 20191009_161940 /</text:p>
      <text:p text:style-name="P6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24"/>
          </table:table-cell>
          <table:table-cell table:style-name="表236.A1" office:value-type="string">
            <text:p text:style-name="P24">TH</text:p>
          </table:table-cell>
          <table:table-cell table:style-name="表236.C1" office:value-type="string">
            <text:p text:style-name="P24">“the”</text:p>
          </table:table-cell>
        </table:table-row>
        <table:table-row>
          <table:table-cell table:style-name="表236.A2" office:value-type="string">
            <text:p text:style-name="P24"/>
          </table:table-cell>
          <table:table-cell table:style-name="表236.A2" office:value-type="string">
            <text:p text:style-name="P24">gh</text:p>
          </table:table-cell>
          <table:table-cell table:style-name="表236.C2" office:value-type="string">
            <text:p text:style-name="P24">arabic ghain</text:p>
          </table:table-cell>
        </table:table-row>
        <table:table-row>
          <table:table-cell table:style-name="表236.A2" office:value-type="string">
            <text:p text:style-name="P24"/>
          </table:table-cell>
          <table:table-cell table:style-name="表236.A2" office:value-type="string">
            <text:p text:style-name="P24">dz</text:p>
          </table:table-cell>
          <table:table-cell table:style-name="表236.C2" office:value-type="string">
            <text:p text:style-name="P24">arabic ẓ (ðˁ) (ظ</text:p>
          </table:table-cell>
        </table:table-row>
        <table:table-row>
          <table:table-cell table:style-name="表236.A2" office:value-type="string">
            <text:p text:style-name="P24"/>
          </table:table-cell>
          <table:table-cell table:style-name="表236.A2" office:value-type="string">
            <text:p text:style-name="P23">a_</text:p>
          </table:table-cell>
          <table:table-cell table:style-name="表236.C2" office:value-type="string">
            <text:p text:style-name="P24">“<text:span text:style-name="T7">a</text:span>”</text:p>
          </table:table-cell>
        </table:table-row>
        <table:table-row>
          <table:table-cell table:style-name="表236.A2" office:value-type="string">
            <text:p text:style-name="P24"/>
          </table:table-cell>
          <table:table-cell table:style-name="表236.A2" office:value-type="string">
            <text:p text:style-name="P23">*</text:p>
          </table:table-cell>
          <table:table-cell table:style-name="表236.C2" office:value-type="string">
            <text:p text:style-name="P24">kha:</text:p>
          </table:table-cell>
        </table:table-row>
        <table:table-row>
          <table:table-cell table:style-name="表236.A2" office:value-type="string">
            <text:p text:style-name="P24"/>
          </table:table-cell>
          <table:table-cell table:style-name="表236.A2" office:value-type="string">
            <text:p text:style-name="P23">** (#)</text:p>
          </table:table-cell>
          <table:table-cell table:style-name="表236.C2" office:value-type="string">
            <text:p text:style-name="P24">kh</text:p>
          </table:table-cell>
        </table:table-row>
      </table:table>
      <text:p text:style-name="P6"/>
      <text:p text:style-name="P6"/>
      <text:p text:style-name="P6">/ --------------------------------------- [SYMBOLS] 20191113_111045 /</text:p>
      <text:p text:style-name="P6"/>
      <text:p text:style-name="P6"/>
      <table:table table:name="表276" table:style-name="表276">
        <table:table-column table:style-name="表276.A"/>
        <table:table-row>
          <table:table-cell table:style-name="表276.A1" office:value-type="string">
            <text:p text:style-name="P25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5"/>
          </table:table-cell>
        </table:table-row>
      </table:table>
      <text:p text:style-name="P11"/>
      <text:p text:style-name="P14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6-06T11:24:13.03</dc:date>
    <dc:creator>iwabuchi ken</dc:creator>
    <meta:editing-duration>P6DT3H16M24S</meta:editing-duration>
    <meta:editing-cycles>427</meta:editing-cycles>
    <meta:generator>OpenOffice/4.1.3$Win32 OpenOffice.org_project/413m1$Build-9783</meta:generator>
    <meta:document-statistic meta:table-count="9" meta:image-count="0" meta:object-count="0" meta:page-count="6" meta:paragraph-count="96" meta:word-count="427" meta:character-count="2469"/>
  </office:meta>
</office:document-meta>
</file>